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58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4_08-05-55_000.jpg</text:p>
          </table:table-cell>
          <table:table-cell table:style-name="ce1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92 E-139-34-49.43</text:p>
          </table:table-cell>
          <table:table-cell table:style-name="ce27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4_09-32-55_000.jpg</text:p>
          </table:table-cell>
          <table:table-cell table:style-name="ce15" office:value-type="string">
            <text:p>:m 東和 PHOTO / 191221sa / 学芸大学駅 / こぶしえん新築工事 / １名 / テクノキャリア（扶桑電気）（東亜建設工業） / 日誌</text:p>
          </table:table-cell>
          <table:table-cell table:style-name="ce3"/>
          <table:table-cell table:style-name="ce3"/>
          <table:table-cell table:style-name="ce3" office:value-type="string">
            <text:p>N-35-35-22.11 E-139-34-43.89</text:p>
          </table:table-cell>
          <table:table-cell table:style-name="ce27" table:formula="of:=IF([.E3]=&quot;&quot;;[.C3];CONCATENATE([.C3];&quot; / &quot;;[.E3]))" office:value-type="string" office:string-value=":m 東和 PHOTO / 191221sa / 学芸大学駅 / こぶしえん新築工事 / １名 / テクノキャリア（扶桑電気）（東亜建設工業） / 日誌">
            <text:p>:m 東和 PHOTO / 191221sa / 学芸大学駅 / こぶしえん新築工事 / １名 / テクノキャリア（扶桑電気）（東亜建設工業） / 日誌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4_10-25-41_000.jpg</text:p>
          </table:table-cell>
          <table:table-cell table:style-name="ce15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4-59.75 E-139-34-36.25</text:p>
          </table:table-cell>
          <table:table-cell table:style-name="ce27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2-24_18-45-59_000.jpg</text:p>
          </table:table-cell>
          <table:table-cell table:style-name="ce15" office:value-type="string">
            <text:p>:m music / log / gt / || s.1:fs-1,sn=1224-1,score+,chord=B;Gm,R=1 || s.2:fs-2,sn=1224-1,score+,chord=B,R=2</text:p>
          </table:table-cell>
          <table:table-cell table:style-name="ce19"/>
          <table:table-cell table:style-name="ce3"/>
          <table:table-cell table:style-name="ce3" office:value-type="string">
            <text:p>N-35-35-28.64 E-139-34-49.38</text:p>
          </table:table-cell>
          <table:table-cell table:style-name="ce27" table:formula="of:=IF([.E5]=&quot;&quot;;[.C5];CONCATENATE([.C5];&quot; / &quot;;[.E5]))" office:value-type="string" office:string-value=":m music / log / gt / || s.1:fs-1,sn=1224-1,score+,chord=B;Gm,R=1 || s.2:fs-2,sn=1224-1,score+,chord=B,R=2">
            <text:p>:m music / log / gt / || s.1:fs-1,sn=1224-1,score+,chord=B;Gm,R=1 || s.2:fs-2,sn=1224-1,score+,chord=B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24_20-41-44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19.72 E-139-34-43.28</text:p>
          </table:table-cell>
          <table:table-cell table:style-name="ce2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2-24_23-44-12_000.jpg</text:p>
          </table:table-cell>
          <table:table-cell table:style-name="ce15" office:value-type="string">
            <text:p>:m 記録 / 身体 / 右手 / 手の甲 / 火傷の跡、治りの状況</text:p>
          </table:table-cell>
          <table:table-cell table:style-name="ce12"/>
          <table:table-cell table:style-name="ce3"/>
          <table:table-cell table:style-name="ce3" office:value-type="string">
            <text:p>N-35-35-28.71 E-139-34-49.27</text:p>
          </table:table-cell>
          <table:table-cell table:style-name="ce27" table:formula="of:=IF([.E7]=&quot;&quot;;[.C7];CONCATENATE([.C7];&quot; / &quot;;[.E7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5_04-13-55_000.jpg</text:p>
          </table:table-cell>
          <table:table-cell table:style-name="ce13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55 E-139-34-49.22</text:p>
          </table:table-cell>
          <table:table-cell table:style-name="ce27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5_04-14-04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55 E-139-34-49.22</text:p>
          </table:table-cell>
          <table:table-cell table:style-name="ce27" table:formula="of:=IF([.E9]=&quot;&quot;;[.C9];CONCATENATE([.C9];&quot; / &quot;;[.E9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5_09-41-58_000.jpg</text:p>
          </table:table-cell>
          <table:table-cell table:style-name="ce15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66 E-139-34-49.43</text:p>
          </table:table-cell>
          <table:table-cell table:style-name="ce27"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7-29_02-07-20_000.m4a</text:p>
          </table:table-cell>
          <table:table-cell table:style-name="ce14" office:value-type="string">
            <text:p>:VOICE-MEMO / @自宅 / thoughts,考え / 教育の失敗とは</text:p>
          </table:table-cell>
          <table:table-cell table:style-name="ce12"/>
          <table:table-cell table:style-name="ce3"/>
          <table:table-cell table:style-name="ce3"/>
          <table:table-cell table:style-name="ce27" table:formula="of:=IF([.E11]=&quot;&quot;;[.C11];CONCATENATE([.C11];&quot; / &quot;;[.E11]))" office:value-type="string" office:string-value=":VOICE-MEMO / @自宅 / thoughts,考え / 教育の失敗とは">
            <text:p>:VOICE-MEMO / @自宅 / thoughts,考え / 教育の失敗とは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7-29_18-30-56_000.m4a</text:p>
          </table:table-cell>
          <table:table-cell table:style-name="ce6" office:value-type="string">
            <text:p>:VOICE-MEMO / @自室 / 記録 / アカペラの録音、「りんどうの花の歌」（宮沢賢治)</text:p>
          </table:table-cell>
          <table:table-cell table:style-name="ce14"/>
          <table:table-cell table:style-name="ce3"/>
          <table:table-cell table:style-name="ce3"/>
          <table:table-cell table:style-name="ce27" table:formula="of:=IF([.E12]=&quot;&quot;;[.C12];CONCATENATE([.C12];&quot; / &quot;;[.E12]))" office:value-type="string" office:string-value=":VOICE-MEMO / @自室 / 記録 / アカペラの録音、「りんどうの花の歌」（宮沢賢治)">
            <text:p>:VOICE-MEMO / @自室 / 記録 / アカペラの録音、「りんどうの花の歌」（宮沢賢治)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7-30_13-46-39_000.m4a</text:p>
          </table:table-cell>
          <table:table-cell table:style-name="ce6" office:value-type="string">
            <text:p>:VOICE-MEMO / @自室 / 記録 / guitar,gt / g-0730-1 / id=f-1,R=1,accompaniment,k.F</text:p>
          </table:table-cell>
          <table:table-cell table:style-name="ce15"/>
          <table:table-cell table:style-name="ce3"/>
          <table:table-cell table:style-name="ce3"/>
          <table:table-cell table:style-name="ce27" table:formula="of:=IF([.E13]=&quot;&quot;;[.C13];CONCATENATE([.C13];&quot; / &quot;;[.E13]))" office:value-type="string" office:string-value=":VOICE-MEMO / @自室 / 記録 / guitar,gt / g-0730-1 / id=f-1,R=1,accompaniment,k.F">
            <text:p>:VOICE-MEMO / @自室 / 記録 / guitar,gt / g-0730-1 / id=f-1,R=1,accompaniment,k.F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01_17-53-41_000.m4a</text:p>
          </table:table-cell>
          <table:table-cell table:style-name="ce6" office:value-type="string">
            <text:p>:VOICE-MEMO / @自室 / 記録 / guitar,gt / g-0801-1 / c.p.,C7-F7,k.C,R=1,id=f-2(N)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801-1 / c.p.,C7-F7,k.C,R=1,id=f-2(N)">
            <text:p>:VOICE-MEMO / @自室 / 記録 / guitar,gt / g-0801-1 / c.p.,C7-F7,k.C,R=1,id=f-2(N)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01_17-58-16_000.m4a</text:p>
          </table:table-cell>
          <table:table-cell table:style-name="ce6" office:value-type="string">
            <text:p>:VOICE-MEMO / @自室 / 記録 / guitar,gt / g-0801-2 / id=f-2,R=2,section=coda</text:p>
          </table:table-cell>
          <table:table-cell table:style-name="ce13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801-2 / id=f-2,R=2,section=coda">
            <text:p>:VOICE-MEMO / @自室 / 記録 / guitar,gt / g-0801-2 / id=f-2,R=2,section=coda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05_18-20-53_000.m4a</text:p>
          </table:table-cell>
          <table:table-cell table:style-name="ce6" office:value-type="string">
            <text:p>:VOICE-MEMO / @自室 / 記録 / guitar,gt / g-0805-1 / ??</text:p>
          </table:table-cell>
          <table:table-cell table:style-name="ce14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室 / 記録 / guitar,gt / g-0805-1 / ??">
            <text:p>:VOICE-MEMO / @自室 / 記録 / guitar,gt / g-0805-1 / ??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05_18-22-04_000.m4a</text:p>
          </table:table-cell>
          <table:table-cell table:style-name="ce6" office:value-type="string">
            <text:p>:VOICE-MEMO / @自室 / 記録 / guitar,gt / g-0805-2 / ??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805-2 / ??">
            <text:p>:VOICE-MEMO / @自室 / 記録 / guitar,gt / g-0805-2 / ??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05_18-24-28_000.m4a</text:p>
          </table:table-cell>
          <table:table-cell table:style-name="ce6" office:value-type="string">
            <text:p>:VOICE-MEMO / @自室 / 記録 / guitar,gt / g-0805-3 / ??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805-3 / ??">
            <text:p>:VOICE-MEMO / @自室 / 記録 / guitar,gt / g-0805-3 / ??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06_18-00-25_000.m4a</text:p>
          </table:table-cell>
          <table:table-cell table:style-name="ce6" office:value-type="string">
            <text:p>:VOICE-MEMO / @自室 / 記録 / guitar,gt / g-0806-1 / 2-notes,5-degree,k.D,R=1 s.2:3-chord,coda,k.D,G-A-D(IV-V-I)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06-1 / 2-notes,5-degree,k.D,R=1 s.2:3-chord,coda,k.D,G-A-D(IV-V-I)">
            <text:p>:VOICE-MEMO / @自室 / 記録 / guitar,gt / g-0806-1 / 2-notes,5-degree,k.D,R=1 s.2:3-chord,coda,k.D,G-A-D(IV-V-I)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3_06-39-22_000.m4a</text:p>
          </table:table-cell>
          <table:table-cell table:style-name="ce6" office:value-type="string">
            <text:p>:VOICE-MEMO / @自宅 / 記録 / 祈り / 口に出す言葉 / 朝 / また一日導いてくれ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宅 / 記録 / 祈り / 口に出す言葉 / 朝 / また一日導いてくれ">
            <text:p>:VOICE-MEMO / @自宅 / 記録 / 祈り / 口に出す言葉 / 朝 / また一日導いてくれ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3_16-42-04_000.m4a</text:p>
          </table:table-cell>
          <table:table-cell table:style-name="ce6" office:value-type="string">
            <text:p>:VOICE-MEMO / @自宅 / 気づいたこと / 仕事用のウインブレの修理、大きな塊のガムテープを貼る、細かいのをいくつかよりも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宅 / 気づいたこと / 仕事用のウインブレの修理、大きな塊のガムテープを貼る、細かいのをいくつかよりも">
            <text:p>:VOICE-MEMO / @自宅 / 気づいたこと / 仕事用のウインブレの修理、大きな塊のガムテープを貼る、細かいのをいくつかよりも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4_02-03-48_000.m4a</text:p>
          </table:table-cell>
          <table:table-cell table:style-name="ce6" office:value-type="string">
            <text:p>:VOICE-MEMO / @自宅 / 記録 / 祈り / 口に出す言葉 / 夜 / 自分の中にあるものを大事にする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宅 / 記録 / 祈り / 口に出す言葉 / 夜 / 自分の中にあるものを大事にする">
            <text:p>:VOICE-MEMO / @自宅 / 記録 / 祈り / 口に出す言葉 / 夜 / 自分の中にあるものを大事にす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4_17-19-57_000.mov</text:p>
          </table:table-cell>
          <table:table-cell table:style-name="ce6" office:value-type="string">
            <text:p>:VIDEO / @自宅 / メモ / kb,keyboard / 演奏、play / k-1224-1 / XX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IDEO / @自宅 / メモ / kb,keyboard / 演奏、play / k-1224-1 / XX">
            <text:p>:VIDEO / @自宅 / メモ / kb,keyboard / 演奏、play / k-1224-1 / XX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4_17-33-21_000.mov</text:p>
          </table:table-cell>
          <table:table-cell table:style-name="ce6" office:value-type="string">
            <text:p>:VIDEO / @自宅 / メモ / kb,keyboard / 演奏、play / k-1224-2 / XX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IDEO / @自宅 / メモ / kb,keyboard / 演奏、play / k-1224-2 / XX">
            <text:p>:VIDEO / @自宅 / メモ / kb,keyboard / 演奏、play / k-1224-2 / XX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3" office:value-type="string">
            <text:p>2019-12-24_18-18-51_000.mov</text:p>
          </table:table-cell>
          <table:table-cell table:style-name="ce6" office:value-type="string">
            <text:p>:VIDEO / @自宅 / メモ / guitar,gt / 演奏、play / g-1224-1 / XX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IDEO / @自宅 / メモ / guitar,gt / 演奏、play / g-1224-1 / XX">
            <text:p>:VIDEO / @自宅 / メモ / guitar,gt / 演奏、play / g-1224-1 / XX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3" office:value-type="string">
            <text:p>2019-12-24_18-26-51_000.mov</text:p>
          </table:table-cell>
          <table:table-cell table:style-name="ce6" office:value-type="string">
            <text:p>:VIDEO / @自宅 / メモ / guitar,gt / 演奏、play / g-1224-2 / XX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IDEO / @自宅 / メモ / guitar,gt / 演奏、play / g-1224-2 / XX">
            <text:p>:VIDEO / @自宅 / メモ / guitar,gt / 演奏、play / g-1224-2 / XX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ce3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1">
            <text:p>3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6">
            <text:p>2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6">
            <text:p>26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6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6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6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6];[.B26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6];[.B26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6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3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9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2019/12/25</text:date>, <text:time>11:3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5T11:30:00.09</dc:date>
    <dc:creator>iwabuchi ken</dc:creator>
    <meta:editing-duration>P15DT2H35M17S</meta:editing-duration>
    <meta:editing-cycles>6061</meta:editing-cycles>
    <meta:document-statistic meta:table-count="1" meta:cell-count="764" meta:object-count="0"/>
  </office:meta>
</office:document-meta>
</file>